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nsolas" svg:font-family="Consolas, Menlo, Monaco, 'Lucida Console', 'Liberation Mono', 'DejaVu Sans Mono', 'Bitstream Vera Sans Mono', monospace, serif"/>
    <style:font-face style:name="SFMono-Regular" svg:font-family="SFMono-Regular, Consolas, 'Liberation Mono', Menlo, monospace"/>
    <style:font-face style:name="Liberation Serif" svg:font-family="'Liberation Serif'" style:font-family-generic="roman" style:font-pitch="variable"/>
    <style:font-face style:name="DejaVu Sans" svg:font-family="'DejaVu Sans'" style:font-family-generic="system" style:font-pitch="variable"/>
    <style:font-face style:name="Roboto" svg:font-family="Roboto"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rsid="0011ff26" officeooo:paragraph-rsid="0011ff26" fo:background-color="#ffff00"/>
    </style:style>
    <style:style style:name="P3" style:family="paragraph" style:parent-style-name="Standard">
      <style:text-properties officeooo:rsid="00138347" officeooo:paragraph-rsid="00138347" fo:background-color="#ffff00"/>
    </style:style>
    <style:style style:name="P4" style:family="paragraph" style:parent-style-name="Standard">
      <style:text-properties fo:background-color="transparent"/>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dd5cf" fo:background-color="#ffff00" loext:char-shading-value="0"/>
    </style:style>
    <style:style style:name="T4" style:family="text">
      <style:text-properties officeooo:rsid="000eee39" fo:background-color="#ffff00" loext:char-shading-value="0"/>
    </style:style>
    <style:style style:name="T5" style:family="text">
      <style:text-properties officeooo:rsid="00106f5c" fo:background-color="#ffff00" loext:char-shading-value="0"/>
    </style:style>
    <style:style style:name="T6" style:family="text">
      <style:text-properties officeooo:rsid="000dd5cf"/>
    </style:style>
    <style:style style:name="T7" style:family="text">
      <style:text-properties officeooo:rsid="000eee39"/>
    </style:style>
    <style:style style:name="T8" style:family="text">
      <style:text-properties style:text-position="super 58%" officeooo:rsid="000eee39" fo:background-color="#ffff00" loext:char-shading-value="0"/>
    </style:style>
    <style:style style:name="T9" style:family="text">
      <style:text-properties fo:font-size="12pt" officeooo:rsid="000eee39"/>
    </style:style>
    <style:style style:name="T10" style:family="text">
      <style:text-properties officeooo:rsid="00106f5c"/>
    </style:style>
    <style:style style:name="T11" style:family="text">
      <style:text-properties officeooo:rsid="0011ff26"/>
    </style:style>
    <style:style style:name="T12" style:family="text">
      <style:text-properties officeooo:rsid="00138347"/>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clude &lt;stdio.h&gt;</text:p>
      <text:p text:style-name="Standard">#include &lt;stdlib.h&gt;</text:p>
      <text:p text:style-name="Standard">#include &lt;wchar.h&gt;</text:p>
      <text:p text:style-name="Standard">#define PASSWORD "ABCD1234!"</text:p>
      <text:p text:style-name="Standard">/*You need not worry about other include statements if at all any are missing */</text:p>
      <text:p text:style-name="Standard">void func1()</text:p>
      <text:p text:style-name="Standard">{</text:p>
      <text:p text:style-name="Standard"><text:s text:c="4"/>char * data;</text:p>
      <text:p text:style-name="Standard"><text:s text:c="4"/><text:span text:style-name="T2">/*</text:span></text:p>
      <text:p text:style-name="Standard"><text:span text:style-name="T2"><text:tab/></text:span><text:span text:style-name="T3">Alloc here isnt allocating a lot of space so it shouldnt really cause an issue but still shouldnt be used because it is an unsafe function. Alloc can cause stack overflow, and bad program behavior as stating even in its man page. Can be replaced with malloc or calloc functions which are safer</text:span></text:p>
      <text:p text:style-name="P1"><text:s text:c="5"/>*/</text:p>
      <text:p text:style-name="P4"><text:s text:c="4"/>char * dataBuffer = (char *)ALLOCA(100*sizeof(char));</text:p>
      <text:p text:style-name="P1"/>
      <text:p text:style-name="P1"><text:s text:c="4"/>/*</text:p>
      <text:p text:style-name="P1"><text:tab/>The compiler can <text:span text:style-name="T6">ignore memset command if the variable isnt used this can cause vonrabilty issues. memset_s should be used instead as it is not ignored by the compiler</text:span></text:p>
      <text:p text:style-name="P1"><text:s text:c="5"/>*/</text:p>
      <text:p text:style-name="Standard"><text:s text:c="4"/>memset(dataBuffer, 'A', 100-1);</text:p>
      <text:p text:style-name="Standard"/>
      <text:p text:style-name="Standard"><text:s text:c="4"/>/*</text:p>
      <text:p text:style-name="Standard"><text:s text:c="4"/><text:span text:style-name="T4">They are putting the null cell on the 99</text:span><text:span text:style-name="T8">th</text:span><text:span text:style-name="T4"> place when it should be on the 100th . If someone access the 100</text:span><text:span text:style-name="T8">th</text:span><text:span text:style-name="T4"> place they could potentially access memory</text:span></text:p>
      <text:p text:style-name="Standard"><text:s text:c="5"/>*/</text:p>
      <text:p text:style-name="Standard"><text:s text:c="4"/>dataBuffer[100-1] = '\0';</text:p>
      <text:p text:style-name="Standard"/>
      <text:p text:style-name="Standard"><text:s text:c="3"/><text:span text:style-name="T2"><text:s/>/*</text:span></text:p>
      <text:p text:style-name="P1"><text:tab/><text:span text:style-name="T9">databuffer points to the beginning of the allocated memory. By doing databuffer-8 you are are moving it back and it will be pointing to stack data. So if there is something befor databuffer on the stack you will be pointing at it, and since you are moving the data value you could potentially be accessing or writing over data that lives in the memory.</text:span></text:p>
      <text:p text:style-name="P1"><text:s text:c="5"/>*/</text:p>
      <text:p text:style-name="Standard"><text:s text:c="4"/>data = dataBuffer - 8;</text:p>
      <text:p text:style-name="Standard"/>
      <text:p text:style-name="Standard"><text:s text:c="4"/>{</text:p>
      <text:p text:style-name="Standard"><text:s text:c="8"/>char source[100];</text:p>
      <text:p text:style-name="Standard"><text:s text:c="8"/>memset(source, 'C', 100-1);</text:p>
      <text:p text:style-name="Standard"/>
      <text:p text:style-name="Standard"><text:s text:c="8"/><text:span text:style-name="T2">/*</text:span></text:p>
      <text:p text:style-name="P1"><text:s text:c="9"/>* <text:span text:style-name="T7">again </text:span>the null should be on <text:span text:style-name="T7">100 not 99</text:span></text:p>
      <text:p text:style-name="P1"><text:s text:c="9"/>*/</text:p>
      <text:p text:style-name="Standard"><text:s text:c="8"/>source[100-1] = '\0';</text:p>
      <text:p text:style-name="Standard"/>
      <text:p text:style-name="Standard"><text:s text:c="8"/>/*</text:p>
      <text:p text:style-name="Standard"><text:s text:c="9"/><text:span text:style-name="T5">strcpy(data, source, sizeof(data)) would be better here. Even though here they are the same size it is always important to check that ‘data’ is not bigger then ‘source’ so it wount overwrite the buffer to it leading to a stack buffer overflow which can be explaited. You can also use snprint</text:span></text:p>
      <text:p text:style-name="Standard"><text:s text:c="9"/>*/</text:p>
      <text:p text:style-name="Standard"><text:s text:c="8"/>strcpy(data, source);</text:p>
      <text:p text:style-name="Standard"><text:s text:c="8"/>if(data != NULL)</text:p>
      <text:p text:style-name="Standard"><text:s text:c="8"/>{</text:p>
      <text:p text:style-name="Standard"><text:s text:c="12"/>printf("%s\n", data);</text:p>
      <text:p text:style-name="Standard"><text:soft-page-break/><text:s text:c="8"/>}</text:p>
      <text:p text:style-name="Standard"><text:s text:c="4"/>}</text:p>
      <text:p text:style-name="Standard">}</text:p>
      <text:p text:style-name="Standard"/>
      <text:p text:style-name="Standard">void func2()</text:p>
      <text:p text:style-name="Standard">{</text:p>
      <text:p text:style-name="Standard"><text:s text:c="4"/>char * data;</text:p>
      <text:p text:style-name="Standard"><text:s text:c="4"/>data = NULL;</text:p>
      <text:p text:style-name="Standard"><text:s text:c="4"/>data = (char *)calloc(100, sizeof(char));</text:p>
      <text:p text:style-name="Standard"><text:s text:c="4"/><text:span text:style-name="T2">/*</text:span></text:p>
      <text:p text:style-name="P1"><text:tab/><text:span text:style-name="T10">We don’t check that calloc really allocated the memory. Even though calloc is usually very safe it can still fail. We need to check that data != NULL. </text:span><text:span text:style-name="T11">So you could potentially be strcpy into a different place in memory. Failed allocations can occur in low memory environments. </text:span></text:p>
      <text:p text:style-name="P1"><text:s text:c="5"/>*/</text:p>
      <text:p text:style-name="Standard"><text:s text:c="4"/>strcpy(data, "A String");</text:p>
      <text:p text:style-name="Standard"><text:s text:c="4"/>if(data != NULL)</text:p>
      <text:p text:style-name="Standard"><text:s text:c="4"/>{</text:p>
      <text:p text:style-name="Standard"><text:s text:c="8"/>printf("%s\n", data);</text:p>
      <text:p text:style-name="Standard"><text:s text:c="4"/>}</text:p>
      <text:p text:style-name="Standard">}</text:p>
      <text:p text:style-name="Standard"/>
      <text:p text:style-name="Standard">void func3()</text:p>
      <text:p text:style-name="Standard">{</text:p>
      <text:p text:style-name="Standard"><text:s text:c="4"/>char * password;</text:p>
      <text:p text:style-name="Standard"><text:s text:c="4"/>char passwordBuffer[100] = "";</text:p>
      <text:p text:style-name="Standard"><text:s text:c="4"/>password = passwordBuffer;</text:p>
      <text:p text:style-name="Standard"><text:s text:c="4"/><text:span text:style-name="T2">/*</text:span></text:p>
      <text:p text:style-name="P1"><text:s text:c="5"/><text:tab/><text:span text:style-name="T11">Same as befor, check size of password</text:span></text:p>
      <text:p text:style-name="P2">Also it is never safe to store a password in this way. </text:p>
      <text:p text:style-name="P1"><text:s text:c="5"/>*/</text:p>
      <text:p text:style-name="Standard"><text:s text:c="4"/>strcpy(password, PASSWORD);</text:p>
      <text:p text:style-name="Standard"/>
      <text:p text:style-name="Standard"><text:s text:c="4"/>{</text:p>
      <text:p text:style-name="P1">//<text:span text:style-name="T11">Not formilliar with handle and could not find references online</text:span></text:p>
      <text:p text:style-name="Standard"><text:s text:c="8"/>HANDLE pHandle;</text:p>
      <text:p text:style-name="Standard"><text:s text:c="8"/>char * username = "User";</text:p>
      <text:p text:style-name="Standard"><text:s text:c="8"/>char * domain = "Domain";</text:p>
      <text:p text:style-name="Standard"/>
      <text:p text:style-name="Standard"><text:s text:c="8"/>if (LogonUserA(username, domain, password, &amp;pHandle) != 0)</text:p>
      <text:p text:style-name="Standard"><text:s text:c="8"/>{</text:p>
      <text:p text:style-name="Standard"><text:s text:c="12"/>printf("User logged in successfully.\n");</text:p>
      <text:p text:style-name="Standard"><text:s text:c="12"/>CloseHandle(pHandle);</text:p>
      <text:p text:style-name="Standard"><text:s text:c="8"/>}</text:p>
      <text:p text:style-name="Standard"><text:s text:c="8"/>else</text:p>
      <text:p text:style-name="Standard"><text:s text:c="8"/>{</text:p>
      <text:p text:style-name="Standard"><text:s text:c="12"/>printf("Unable to login.\n");</text:p>
      <text:p text:style-name="Standard"><text:s text:c="8"/>}</text:p>
      <text:p text:style-name="Standard"><text:s text:c="4"/>}</text:p>
      <text:p text:style-name="Standard"/>
      <text:p text:style-name="Standard"><text:s text:c="4"/><text:span text:style-name="T2">/*</text:span></text:p>
      <text:p text:style-name="P1"><text:s text:c="5"/><text:tab/><text:span text:style-name="T11">I would also suggest using memset_s to secure wipe passwordBuffer with null inputs</text:span></text:p>
      <text:p text:style-name="P1"><text:s text:c="5"/>*/</text:p>
      <text:p text:style-name="Standard">}</text:p>
      <text:p text:style-name="Standard"/>
      <text:p text:style-name="Standard"><text:soft-page-break/>static void func4()</text:p>
      <text:p text:style-name="Standard">{</text:p>
      <text:p text:style-name="Standard"><text:s text:c="4"/>char * data;</text:p>
      <text:p text:style-name="Standard"><text:s text:c="4"/>data = NULL;</text:p>
      <text:p text:style-name="Standard"><text:s text:c="4"/>data = (char *)calloc(20, sizeof(char));</text:p>
      <text:p text:style-name="Standard"/>
      <text:p text:style-name="Standard"><text:s text:c="4"/>if(data != NULL)</text:p>
      <text:p text:style-name="Standard"><text:s text:c="4"/>{</text:p>
      <text:p text:style-name="Standard"><text:s text:c="8"/>strcpy(data, "Initialize");</text:p>
      <text:p text:style-name="Standard"><text:s text:c="8"/>if(data != NULL)</text:p>
      <text:p text:style-name="Standard"><text:s text:c="8"/>{</text:p>
      <text:p text:style-name="Standard"><text:s text:c="12"/>printf("%s\n", data);</text:p>
      <text:p text:style-name="Standard"><text:s text:c="8"/>}</text:p>
      <text:p text:style-name="Standard"><text:s text:c="8"/>free(data);</text:p>
      <text:p text:style-name="Standard"><text:s text:c="4"/>}</text:p>
      <text:p text:style-name="Standard">}</text:p>
      <text:p text:style-name="Standard"/>
      <text:p text:style-name="Standard">void func5()</text:p>
      <text:p text:style-name="Standard">{</text:p>
      <text:p text:style-name="Standard"><text:s text:c="4"/>int i = 0;</text:p>
      <text:p text:style-name="Standard"/>
      <text:p text:style-name="Standard"><text:s text:c="4"/>do {</text:p>
      <text:p text:style-name="Standard"><text:s text:c="8"/>printf("%d\n", i);</text:p>
      <text:p text:style-name="Standard"><text:s text:c="7"/><text:span text:style-name="T2"><text:s/>/*</text:span></text:p>
      <text:p text:style-name="P1"><text:s text:c="9"/><text:tab/><text:span text:style-name="T11">DENIAL OF SERVICE</text:span></text:p>
      <text:p text:style-name="P2">we have an infinite loop here I = 0 I will always be greater or equal to 0 because if I = 256 then 256%0 will bring it all the way back to 0. <text:s/>T<text:span text:style-name="T12">his loop will stop the program from continuing and will consume vital resources</text:span></text:p>
      <text:p text:style-name="P1"><text:s text:c="9"/>*/</text:p>
      <text:p text:style-name="Standard"/>
      <text:p text:style-name="Standard"><text:s text:c="8"/>i = (i + 1) % 256;</text:p>
      <text:p text:style-name="Standard"><text:s text:c="4"/>} while(i &gt;= 0);</text:p>
      <text:p text:style-name="Standard">}</text:p>
      <text:p text:style-name="Standard"/>
      <text:p text:style-name="Standard">void func6()</text:p>
      <text:p text:style-name="Standard">{</text:p>
      <text:p text:style-name="Standard"><text:s text:c="4"/>char dataBuffer[100] = "";</text:p>
      <text:p text:style-name="Standard"><text:s text:c="4"/>char * data = dataBuffer;</text:p>
      <text:p text:style-name="Standard"><text:s text:c="4"/>printf("Please enter a string: ");</text:p>
      <text:p text:style-name="Standard"/>
      <text:p text:style-name="Standard"><text:s text:c="3"/><text:span text:style-name="T2"><text:s/>/*</text:span></text:p>
      <text:p text:style-name="P1"><text:s text:c="5"/><text:tab/><text:span text:style-name="T12">if fgets fails it will return NULL not a numerical value</text:span></text:p>
      <text:p text:style-name="P1"><text:s text:c="5"/>*/</text:p>
      <text:p text:style-name="Standard"><text:s text:c="4"/>if (fgets(data, 100, stdin) &lt; 0)</text:p>
      <text:p text:style-name="Standard"><text:s text:c="4"/>{</text:p>
      <text:p text:style-name="Standard"><text:s text:c="8"/>printf("fgets failed!\n");</text:p>
      <text:p text:style-name="Standard"><text:s text:c="8"/>exit(1);</text:p>
      <text:p text:style-name="Standard"><text:s text:c="4"/>}</text:p>
      <text:p text:style-name="Standard"/>
      <text:p text:style-name="Standard"><text:s text:c="4"/>if(data != NULL)</text:p>
      <text:p text:style-name="Standard"><text:s text:c="4"/>{</text:p>
      <text:p text:style-name="Standard"><text:s text:c="8"/>printf("%s\n", data);</text:p>
      <text:p text:style-name="Standard"><text:s text:c="4"/>}</text:p>
      <text:p text:style-name="P1">/*</text:p>
      <text:p text:style-name="P3"><text:soft-page-break/><text:tab/>Memory from data is never deleted, this will cause a memory leak</text:p>
      <text:p text:style-name="P3">*/</text:p>
      <text:p text:style-name="Standard">}</text:p>
      <text:p text:style-name="Standard"/>
      <text:p text:style-name="Standard"/>
      <text:p text:style-name="Standard">void func7()</text:p>
      <text:p text:style-name="Standard">{</text:p>
      <text:p text:style-name="Standard"><text:s text:c="4"/>char * data;</text:p>
      <text:p text:style-name="Standard"><text:s text:c="4"/>data = "Fortify";</text:p>
      <text:p text:style-name="Standard"><text:s text:c="4"/>data = NULL;</text:p>
      <text:p text:style-name="Standard"><text:s text:c="4"/><text:span text:style-name="T2">/*</text:span></text:p>
      <text:p text:style-name="P1"><text:s text:c="8"/>Here we have a null byte buffer overflow. </text:p>
      <text:p text:style-name="P1"><text:s text:c="8"/>By having 'data' become NULL, the address wont be filled. </text:p>
      <text:p text:style-name="P1"><text:s text:c="8"/>printf() will try to print the NULL byte as a string,</text:p>
      <text:p text:style-name="P1"><text:s text:c="8"/>but will fail and cause undefined behavior. Since a NULL byte</text:p>
      <text:p text:style-name="P1"><text:s text:c="8"/>doesn't actually occupy the memory meant for the string,</text:p>
      <text:p text:style-name="P1"><text:s text:c="8"/>memory from the computer will leak into the space and be </text:p>
      <text:p text:style-name="P1"><text:s text:c="8"/>printed out as the string. By repeating this quickly over and over,</text:p>
      <text:p text:style-name="P1"><text:s text:c="8"/>a massive amount of memory can be accessed, from</text:p>
      <text:p text:style-name="P1"><text:s text:c="8"/>sensitive secret data to junk data, but it is like having</text:p>
      <text:p text:style-name="P1"><text:s text:c="8"/>access to a huge amount of data, then 'grep'ing through it</text:p>
      <text:p text:style-name="P1"><text:s text:c="8"/>to find sensitive info, i.e passwords, encryption keys, etc.</text:p>
      <text:p text:style-name="P1"><text:s text:c="4"/>*/</text:p>
      <text:p text:style-name="Standard"><text:s text:c="4"/>printf("%s\n", data);</text:p>
      <text:p text:style-name="Standard">}</text:p>
      <text:p text:style-name="Standard"/>
      <text:p text:style-name="Standard">int main(int argc, char * argv[])</text:p>
      <text:p text:style-name="Standard">{</text:p>
      <text:p text:style-name="Standard"><text:s text:c="4"/>printf("Calling func1\n"); <text:s/>func1();</text:p>
      <text:p text:style-name="Standard"><text:s text:c="4"/>printf("Calling func2\n"); <text:s/>func2();</text:p>
      <text:p text:style-name="Standard"><text:s text:c="4"/>printf("Calling func3\n"); <text:s/>func3();</text:p>
      <text:p text:style-name="Standard"><text:s text:c="4"/>printf("Calling func4\n"); <text:s/>func4();</text:p>
      <text:p text:style-name="Standard"><text:s text:c="4"/>printf("Calling func5\n"); <text:s/>func5();</text:p>
      <text:p text:style-name="Standard"><text:s text:c="4"/>printf("Calling func6\n"); <text:s/>func6();</text:p>
      <text:p text:style-name="Standard"><text:s text:c="4"/>printf("Calling func7\n"); <text:s/>func7();</text:p>
      <text:p text:style-name="Standard"/>
      <text:p text:style-name="Standard"><text:s text:c="4"/>return 0;</text:p>
      <text:p text:style-name="Standar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nsolas" svg:font-family="Consolas, Menlo, Monaco, 'Lucida Console', 'Liberation Mono', 'DejaVu Sans Mono', 'Bitstream Vera Sans Mono', monospace, serif"/>
    <style:font-face style:name="SFMono-Regular" svg:font-family="SFMono-Regular, Consolas, 'Liberation Mono', Menlo, monospace"/>
    <style:font-face style:name="Liberation Serif" svg:font-family="'Liberation Serif'" style:font-family-generic="roman" style:font-pitch="variable"/>
    <style:font-face style:name="DejaVu Sans" svg:font-family="'DejaVu Sans'"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Robot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fo:line-height="115%"/>
    </style:style>
    <style:style style:name="Numbering_20_Symbols" style:display-name="Numbering Symbols" style:family="text"/>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meta:editing-cycles>2</meta:editing-cycles>
    <meta:creation-date>2008-08-22T11:41:04</meta:creation-date>
    <dc:date>2021-03-30T19:14:42.242926353</dc:date>
    <meta:editing-duration>PT8M47S</meta:editing-duration>
    <meta:document-statistic meta:table-count="0" meta:image-count="0" meta:object-count="0" meta:page-count="4" meta:paragraph-count="163" meta:word-count="815" meta:character-count="5355" meta:non-whitespace-character-count="3940"/>
  </office:meta>
</office:document-meta>
</file>